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>
      <style:table-cell-properties fo:background-color="#ff3333"/>
      <style:text-properties style:text-position=""/>
    </style:style>
    <style:style style:name="ce3" style:family="table-cell" style:parent-style-name="Default">
      <style:table-cell-properties fo:background-color="#00cc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SI 6V nominal" table:style-name="ta1">
        <table:table-column table:style-name="co3" table:number-columns-repeated="2" table:default-cell-style-name="ce5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izquierdo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Nro</text:p>
          </table:table-cell>
          <table:table-cell table:style-name="ce4"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Nombre registro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V; nominal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V; nominal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</table:table>
      <table:table table:name="SI 6V corrido" table:style-name="ta1">
        <table:table-column table:style-name="co3" table:number-columns-repeated="2" table:default-cell-style-name="ce5"/>
        <table:table-column table:style-name="co2" table:default-cell-style-name="ce4"/>
        <table:table-column table:style-name="co4" table:default-cell-style-name="ce4"/>
        <table:table-column table:style-name="co6" table:default-cell-style-name="ce4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izquierd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Desplazad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>
            <text:p>Nro</text:p>
          </table:table-cell>
          <table:table-cell table:style-name="ce4"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Nombre registro</text:p>
          </table:table-cell>
          <table:table-cell office:value-type="string" calcext:value-type="string">
            <text:p>Observacion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V; desplaza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V; desplaza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V; desplaza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V; desplaza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V; desplaza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V; desplaza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V; desplaza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V; desplaza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V; desplaza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V; desplaza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V; desplazado</text:p>
          </table:table-cell>
          <table:table-cell office:value-type="float" office:value="200000" calcext:value-type="float">
            <text:p>200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V; desplazado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</table:table>
      <table:table table:name="SI 0,6V nominal" table:style-name="ta1">
        <table:table-column table:style-name="co3" table:number-columns-repeated="2" table:default-cell-style-name="ce5"/>
        <table:table-column table:style-name="co2" table:default-cell-style-name="ce4"/>
        <table:table-column table:style-name="co4" table:default-cell-style-name="ce4"/>
        <table:table-column table:style-name="co6" table:default-cell-style-name="ce4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izquierd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0,6 Va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>
            <text:p>Nro</text:p>
          </table:table-cell>
          <table:table-cell table:style-name="ce4"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Nombre registro</text:p>
          </table:table-cell>
          <table:table-cell office:value-type="string" calcext:value-type="string">
            <text:p>Observacion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,6V; nominal</text:p>
          </table:table-cell>
          <table:table-cell office:value-type="float" office:value="200000" calcext:value-type="float">
            <text:p>200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,6V; nominal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</table:table>
      <table:table table:name="SD 6V nominal" table:style-name="ta1">
        <table:table-column table:style-name="co3" table:number-columns-repeated="2" table:default-cell-style-name="ce5"/>
        <table:table-column table:style-name="co2" table:default-cell-style-name="ce4"/>
        <table:table-column table:style-name="co4" table:default-cell-style-name="ce4"/>
        <table:table-column table:style-name="co6" table:default-cell-style-name="ce4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derech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>
            <text:p>Nro</text:p>
          </table:table-cell>
          <table:table-cell table:style-name="ce4"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Nombre registro</text:p>
          </table:table-cell>
          <table:table-cell office:value-type="string" calcext:value-type="string">
            <text:p>Observacion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V; nominal</text:p>
          </table:table-cell>
          <table:table-cell office:value-type="float" office:value="200000" calcext:value-type="float">
            <text:p>200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V; nominal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</table:table>
      <table:table table:name="SD 6V corrido" table:style-name="ta1">
        <table:table-column table:style-name="co3" table:number-columns-repeated="2" table:default-cell-style-name="ce5"/>
        <table:table-column table:style-name="co2" table:default-cell-style-name="ce4"/>
        <table:table-column table:style-name="co4" table:default-cell-style-name="ce4"/>
        <table:table-column table:style-name="co6" table:default-cell-style-name="ce4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derech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6 Va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Desplazad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>
            <text:p>Nro</text:p>
          </table:table-cell>
          <table:table-cell table:style-name="ce4"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Nombre registro</text:p>
          </table:table-cell>
          <table:table-cell office:value-type="string" calcext:value-type="string">
            <text:p>Observacion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V; desplazad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V; desplazad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V; desplazado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V; desplazad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V; desplazado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V; desplazado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V; desplazado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V; desplazado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V; desplazado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V; desplazado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V; desplazado</text:p>
          </table:table-cell>
          <table:table-cell office:value-type="float" office:value="200000" calcext:value-type="float">
            <text:p>200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V; desplazado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</table:table>
      <table:table table:name="SD 0,6V nominal" table:style-name="ta1">
        <table:table-column table:style-name="co3" table:number-columns-repeated="2" table:default-cell-style-name="ce5"/>
        <table:table-column table:style-name="co2" table:default-cell-style-name="ce4"/>
        <table:table-column table:style-name="co4" table:default-cell-style-name="ce4"/>
        <table:table-column table:style-name="co6" table:default-cell-style-name="ce4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echa: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Sensor:</text:p>
          </table:table-cell>
          <table:table-cell table:style-name="Default" office:value-type="string" calcext:value-type="string">
            <text:p>Inductivo derecho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ensión alimentación:</text:p>
          </table:table-cell>
          <table:table-cell table:style-name="Default" office:value-type="string" calcext:value-type="string">
            <text:p>0,6 Vac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Posición cabezal:</text:p>
          </table:table-cell>
          <table:table-cell table:style-name="Default" office:value-type="string" calcext:value-type="string">
            <text:p>Nominal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>
            <text:p>Nro</text:p>
          </table:table-cell>
          <table:table-cell table:style-name="ce4" office:value-type="string" calcext:value-type="string">
            <text:p>Vin; Posición cabezal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Nombre registro</text:p>
          </table:table-cell>
          <table:table-cell office:value-type="string" calcext:value-type="string">
            <text:p>Observacione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6V; nominal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6V; nominal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V; nominal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6V; nominal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6V; nominal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,6V; nominal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,6V; nominal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,6V; nominal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,6V; nominal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,6V; nominal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,6V; nominal</text:p>
          </table:table-cell>
          <table:table-cell office:value-type="float" office:value="200000" calcext:value-type="float">
            <text:p>2000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,6V; nominal</text:p>
          </table:table-cell>
          <table:table-cell office:value-type="float" office:value="500000" calcext:value-type="float">
            <text:p>500000</text:p>
          </table:table-cell>
          <table:table-cell table:number-columns-repeated="5"/>
        </table:table-row>
      </table:table>
      <table:table table:name="Hoja2" table:style-name="ta1">
        <table:table-column table:style-name="co7" table:default-cell-style-name="ce1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nstantes</text:p>
          </table:table-cell>
          <table:table-cell/>
          <table:table-cell table:style-name="Default"/>
          <table:table-cell/>
          <table:table-cell table:style-name="ce2"/>
          <table:table-cell office:value-type="string" calcext:value-type="string">
            <text:p>Mediciones desechadas</text:p>
          </table:table-cell>
        </table:table-row>
        <table:table-row table:style-name="ro1">
          <table:table-cell table:style-name="Default" office:value-type="string" calcext:value-type="string">
            <text:p>Divisiones totale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ce3"/>
          <table:table-cell office:value-type="string" calcext:value-type="string">
            <text:p>Mediciones a realiza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Base de tiempo</text:p>
          </table:table-cell>
          <table:table-cell office:value-type="string" calcext:value-type="string">
            <text:p>T (10 div)</text:p>
          </table:table-cell>
          <table:table-cell table:style-name="Default" office:value-type="string" calcext:value-type="string">
            <text:p>F total</text:p>
          </table:table-cell>
          <table:table-cell table:number-columns-repeated="3"/>
        </table:table-row>
        <table:table-row table:style-name="ro1">
          <table:table-cell office:value-type="float" office:value="0.0000001" calcext:value-type="float">
            <text:p>1,00E-07</text:p>
          </table:table-cell>
          <table:table-cell table:formula="of:=[.A5]*[.B$2]" office:value-type="float" office:value="0.000001" calcext:value-type="float">
            <text:p>1E-06</text:p>
          </table:table-cell>
          <table:table-cell table:style-name="ce2" table:formula="of:=1/[.B5]"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0.0000002" calcext:value-type="float">
            <text:p>2,00E-07</text:p>
          </table:table-cell>
          <table:table-cell table:formula="of:=[.A6]*[.B$2]" office:value-type="float" office:value="0.000002" calcext:value-type="float">
            <text:p>2E-06</text:p>
          </table:table-cell>
          <table:table-cell table:style-name="ce2" table:formula="of:=1/[.B6]" office:value-type="float" office:value="500000" calcext:value-type="float">
            <text:p>500000</text:p>
          </table:table-cell>
          <table:table-cell table:number-columns-repeated="3"/>
        </table:table-row>
        <table:table-row table:style-name="ro1">
          <table:table-cell office:value-type="float" office:value="0.0000005" calcext:value-type="float">
            <text:p>5,00E-07</text:p>
          </table:table-cell>
          <table:table-cell table:formula="of:=[.A7]*[.B$2]" office:value-type="float" office:value="0.000005" calcext:value-type="float">
            <text:p>5E-06</text:p>
          </table:table-cell>
          <table:table-cell table:style-name="ce2" table:formula="of:=1/[.B7]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0.000001" calcext:value-type="float">
            <text:p>1,00E-06</text:p>
          </table:table-cell>
          <table:table-cell table:formula="of:=[.A8]*[.B$2]" office:value-type="float" office:value="0.00001" calcext:value-type="float">
            <text:p>1E-05</text:p>
          </table:table-cell>
          <table:table-cell table:formula="of:=1/[.B8]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0.000002" calcext:value-type="float">
            <text:p>2,00E-06</text:p>
          </table:table-cell>
          <table:table-cell table:formula="of:=[.A9]*[.B$2]" office:value-type="float" office:value="0.00002" calcext:value-type="float">
            <text:p>2E-05</text:p>
          </table:table-cell>
          <table:table-cell table:formula="of:=1/[.B9]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office:value-type="float" office:value="0.000005" calcext:value-type="float">
            <text:p>5,00E-06</text:p>
          </table:table-cell>
          <table:table-cell table:formula="of:=[.A10]*[.B$2]" office:value-type="float" office:value="0.00005" calcext:value-type="float">
            <text:p>5E-05</text:p>
          </table:table-cell>
          <table:table-cell table:formula="of:=1/[.B10]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0.00001" calcext:value-type="float">
            <text:p>1,00E-05</text:p>
          </table:table-cell>
          <table:table-cell table:formula="of:=[.A11]*[.B$2]" office:value-type="float" office:value="0.0001" calcext:value-type="float">
            <text:p>0,0001</text:p>
          </table:table-cell>
          <table:table-cell table:formula="of:=1/[.B11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0.00002" calcext:value-type="float">
            <text:p>2,00E-05</text:p>
          </table:table-cell>
          <table:table-cell table:formula="of:=[.A12]*[.B$2]" office:value-type="float" office:value="0.0002" calcext:value-type="float">
            <text:p>0,0002</text:p>
          </table:table-cell>
          <table:table-cell table:formula="of:=1/[.B12]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0.00005" calcext:value-type="float">
            <text:p>5,00E-05</text:p>
          </table:table-cell>
          <table:table-cell table:formula="of:=[.A13]*[.B$2]" office:value-type="float" office:value="0.0005" calcext:value-type="float">
            <text:p>0,0005</text:p>
          </table:table-cell>
          <table:table-cell table:formula="of:=1/[.B13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0.0001" calcext:value-type="float">
            <text:p>1,00E-04</text:p>
          </table:table-cell>
          <table:table-cell table:formula="of:=[.A14]*[.B$2]" office:value-type="float" office:value="0.001" calcext:value-type="float">
            <text:p>0,001</text:p>
          </table:table-cell>
          <table:table-cell table:formula="of:=1/[.B14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0.0002" calcext:value-type="float">
            <text:p>2,00E-04</text:p>
          </table:table-cell>
          <table:table-cell table:formula="of:=[.A15]*[.B$2]" office:value-type="float" office:value="0.002" calcext:value-type="float">
            <text:p>0,002</text:p>
          </table:table-cell>
          <table:table-cell table:formula="of:=1/[.B15]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0.0005" calcext:value-type="float">
            <text:p>5,00E-04</text:p>
          </table:table-cell>
          <table:table-cell table:formula="of:=[.A16]*[.B$2]" office:value-type="float" office:value="0.005" calcext:value-type="float">
            <text:p>0,005</text:p>
          </table:table-cell>
          <table:table-cell table:formula="of:=1/[.B16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.001" calcext:value-type="float">
            <text:p>1,00E-03</text:p>
          </table:table-cell>
          <table:table-cell table:formula="of:=[.A17]*[.B$2]" office:value-type="float" office:value="0.01" calcext:value-type="float">
            <text:p>0,01</text:p>
          </table:table-cell>
          <table:table-cell table:formula="of:=1/[.B1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0.002" calcext:value-type="float">
            <text:p>2,00E-03</text:p>
          </table:table-cell>
          <table:table-cell table:formula="of:=[.A18]*[.B$2]" office:value-type="float" office:value="0.02" calcext:value-type="float">
            <text:p>0,02</text:p>
          </table:table-cell>
          <table:table-cell table:formula="of:=1/[.B1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.005" calcext:value-type="float">
            <text:p>5,00E-03</text:p>
          </table:table-cell>
          <table:table-cell table:formula="of:=[.A19]*[.B$2]" office:value-type="float" office:value="0.05" calcext:value-type="float">
            <text:p>0,05</text:p>
          </table:table-cell>
          <table:table-cell table:style-name="ce2" table:formula="of:=1/[.B19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1,00E-02</text:p>
          </table:table-cell>
          <table:table-cell table:formula="of:=[.A20]*[.B$2]" office:value-type="float" office:value="0.1" calcext:value-type="float">
            <text:p>0,1</text:p>
          </table:table-cell>
          <table:table-cell table:style-name="ce2" table:formula="of:=1/[.B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2,00E-02</text:p>
          </table:table-cell>
          <table:table-cell table:formula="of:=[.A21]*[.B$2]" office:value-type="float" office:value="0.2" calcext:value-type="float">
            <text:p>0,2</text:p>
          </table:table-cell>
          <table:table-cell table:style-name="ce2" table:formula="of:=1/[.B2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5,00E-02</text:p>
          </table:table-cell>
          <table:table-cell table:formula="of:=[.A22]*[.B$2]" office:value-type="float" office:value="0.5" calcext:value-type="float">
            <text:p>0,5</text:p>
          </table:table-cell>
          <table:table-cell table:style-name="ce2" table:formula="of:=1/[.B2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1,00E-01</text:p>
          </table:table-cell>
          <table:table-cell table:formula="of:=[.A23]*[.B$2]" office:value-type="float" office:value="1" calcext:value-type="float">
            <text:p>1</text:p>
          </table:table-cell>
          <table:table-cell table:style-name="ce2" table:formula="of:=1/[.B2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2,00E-01</text:p>
          </table:table-cell>
          <table:table-cell table:formula="of:=[.A24]*[.B$2]" office:value-type="float" office:value="2" calcext:value-type="float">
            <text:p>2</text:p>
          </table:table-cell>
          <table:table-cell table:style-name="ce2" table:formula="of:=1/[.B24]" office:value-type="float" office:value="0.5" calcext:value-type="float">
            <text:p>0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 style:data-style-name="N2" text:time-value="06:26:23.7007810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6:49:05.505288111</meta:creation-date>
    <dc:date>2019-11-13T06:53:37.566581412</dc:date>
    <meta:editing-duration>P4DT1H46M37S</meta:editing-duration>
    <meta:editing-cycles>7</meta:editing-cycles>
    <meta:generator>LibreOffice/5.1.6.2$Linux_X86_64 LibreOffice_project/10m0$Build-2</meta:generator>
    <meta:document-statistic meta:table-count="7" meta:cell-count="356" meta:object-count="0"/>
  </office:meta>
</office:document-meta>
</file>